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7.02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21.48mm" fo:break-before="auto" style:use-optimal-row-height="true"/>
    </style:style>
    <style:style style:name="ro3" style:family="table-row">
      <style:table-row-properties style:row-height="639.76mm" fo:break-before="auto" style:use-optimal-row-height="true"/>
    </style:style>
    <style:style style:name="ro4" style:family="table-row">
      <style:table-row-properties style:row-height="258.5mm" fo:break-before="auto" style:use-optimal-row-height="true"/>
    </style:style>
    <style:style style:name="ro5" style:family="table-row">
      <style:table-row-properties style:row-height="314.06mm" fo:break-before="auto" style:use-optimal-row-height="true"/>
    </style:style>
    <style:style style:name="ro6" style:family="table-row">
      <style:table-row-properties style:row-height="345.81mm" fo:break-before="auto" style:use-optimal-row-height="true"/>
    </style:style>
    <style:style style:name="ro7" style:family="table-row">
      <style:table-row-properties style:row-height="540.54mm" fo:break-before="auto" style:use-optimal-row-height="true"/>
    </style:style>
    <style:style style:name="ro8" style:family="table-row">
      <style:table-row-properties style:row-height="477.04mm" fo:break-before="auto" style:use-optimal-row-height="true"/>
    </style:style>
    <style:style style:name="ro9" style:family="table-row">
      <style:table-row-properties style:row-height="16.32mm" fo:break-before="auto" style:use-optimal-row-height="true"/>
    </style:style>
    <style:style style:name="ro10" style:family="table-row">
      <style:table-row-properties style:row-height="16.4mm" fo:break-before="auto" style:use-optimal-row-height="true"/>
    </style:style>
    <style:style style:name="ro11" style:family="table-row">
      <style:table-row-properties style:row-height="20.27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0pt" style:font-size-asian="10pt" style:font-size-complex="10pt"/>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cholarly" table:style-name="ta1">
        <office:forms form:automatic-focus="false" form:apply-design-mode="false"/>
        <table:table-column table:style-name="co1" table:number-columns-repeated="2" table:default-cell-style-name="ce1"/>
        <table:table-column table:style-name="co2" table:number-columns-repeated="1022" table:default-cell-style-name="ce1"/>
        <table:table-row table:style-name="ro1">
          <table:table-cell/>
          <table:table-cell office:value-type="string" calcext:value-type="string">
            <text:p>Authors</text:p>
          </table:table-cell>
          <table:table-cell office:value-type="string" calcext:value-type="string">
            <text:p>Title</text:p>
          </table:table-cell>
          <table:table-cell office:value-type="string" calcext:value-type="string">
            <text:p>Source</text:p>
          </table:table-cell>
          <table:table-cell office:value-type="string" calcext:value-type="string">
            <text:p>Abstracts</text:p>
          </table:table-cell>
          <table:table-cell office:value-type="string" calcext:value-type="string">
            <text:p>Outcomes</text:p>
          </table:table-cell>
          <table:table-cell office:value-type="string" calcext:value-type="string">
            <text:p>Response</text:p>
          </table:table-cell>
          <table:table-cell office:value-type="string" calcext:value-type="string">
            <text:p>Links</text:p>
          </table:table-cell>
          <table:table-cell office:value-type="string" calcext:value-type="string">
            <text:p>Source Info</text:p>
          </table:table-cell>
          <table:table-cell table:style-name="Default"/>
          <table:table-cell table:number-columns-repeated="1014"/>
        </table:table-row>
        <table:table-row table:style-name="ro2">
          <table:table-cell office:value-type="float" office:value="1" calcext:value-type="float">
            <text:p>1</text:p>
          </table:table-cell>
          <table:table-cell table:style-name="ce2" office:value-type="string" calcext:value-type="string">
            <text:p><text:a xlink:href="http://www.ijo.in/searchresult.asp?search=&amp;author=Rohit+C+Khanna&amp;journal=Y&amp;but_search=Search&amp;entries=10&amp;pg=1&amp;s=0" xlink:type="simple">Rohit C Khanna</text:a>; <text:a xlink:href="http://www.ijo.in/searchresult.asp?search=&amp;author=Maria+Vittoria+Cicinelli&amp;journal=Y&amp;but_search=Search&amp;entries=10&amp;pg=1&amp;s=0" xlink:type="simple">Maria Vittoria Cicinelli</text:a>; <text:a xlink:href="http://www.ijo.in/searchresult.asp?search=&amp;author=Suzanne+S+Gilbert&amp;journal=Y&amp;but_search=Search&amp;entries=10&amp;pg=1&amp;s=0" xlink:type="simple">Suzanne S Gilbert</text:a>;  <text:a xlink:href="http://www.ijo.in/searchresult.asp?search=&amp;author=Santosh+G+Honavar&amp;journal=Y&amp;but_search=Search&amp;entries=10&amp;pg=1&amp;s=0" xlink:type="simple">Santosh G Honavar</text:a>;  <text:a xlink:href="http://www.ijo.in/searchresult.asp?search=&amp;author=Gudlavalleti+S+V+Murthy&amp;journal=Y&amp;but_search=Search&amp;entries=10&amp;pg=1&amp;s=0" xlink:type="simple">Gudlavalleti S V Murthy</text:a></text:p>
          </table:table-cell>
          <table:table-cell table:style-name="ce2" office:value-type="string" calcext:value-type="string">
            <text:p>COVID-19 pandemic: Lessons learned and future directions</text:p>
          </table:table-cell>
          <table:table-cell table:style-name="ce2" office:value-type="string" calcext:value-type="string">
            <text:p>Indian Journal of Ophthalmology</text:p>
          </table:table-cell>
          <table:table-cell table:style-name="ce2" office:value-type="string" calcext:value-type="string">
            <text:p>Emerging pandemics show that humans are not infallible and communities need to be prepared. Coronavirus outbreak was first reported towards the end of 2019 and has now been declared a pandemic by the World Health Organization. Worldwide countries are responding differently to the virus outbreak. A delay in detection and response has been recorded in China, as well as in other major countries, which led to an overburdening of the local health systems. On the other hand, some other nations have put in place effective strategies to contain the infection and have recorded a very low number of cases since the beginning of the pandemics. Restrictive measures like social distancing, lockdown, case detection, isolation, contact tracing, and quarantine of exposed had revealed the most efficient actions to control the disease spreading. This review will help the readers to understand the difference in response by different countries and their outcomes. Based on the experience of these countries, India responded to the pandemic accordingly. Only time will tell how well India has faced the outbreak. We also suggest the future directions that the global community should take to manage and mitigate the emergency.</text:p>
          </table:table-cell>
          <table:table-cell table:style-name="ce2" office:value-type="string" calcext:value-type="string">
            <text:p>This review will help the readers to understand the difference in response by different countries and their outcomes. Based on the experience of these countries, India responded to the pandemic accordingly. Only time will tell how well India has faced the outbreak. We also suggest the future directions that the global community should take to manage and mitigate the emergency.</text:p>
          </table:table-cell>
          <table:table-cell office:value-type="string" calcext:value-type="string">
            <text:p>yes</text:p>
          </table:table-cell>
          <table:table-cell office:value-type="string" calcext:value-type="string">
            <text:p><text:a xlink:href="http://www.ijo.in/article.asp?issn=0301-4738;year=2020;volume=68;issue=5;spage=703;epage=710;aulast=Khanna" xlink:type="simple">http://www.ijo.in/article.asp?issn=0301-4738;year=2020;volume=68;issue=5;spage=703;epage=710;aulast=Khanna</text:a></text:p>
          </table:table-cell>
          <table:table-cell table:style-name="ce3" office:value-type="string" calcext:value-type="string">
            <text:p>Year : 2020  |  Volume : 68  |  Issue : 5  |  Page : 703-710</text:p>
          </table:table-cell>
          <table:table-cell table:style-name="Default"/>
          <table:table-cell table:number-columns-repeated="1014"/>
        </table:table-row>
        <table:table-row table:style-name="ro3">
          <table:table-cell office:value-type="float" office:value="1" calcext:value-type="float">
            <text:p>1</text:p>
          </table:table-cell>
          <table:table-cell table:style-name="ce2" office:value-type="string" calcext:value-type="string">
            <text:p><text:span text:style-name="T1"><text:a xlink:href="https://idpjournal.biomedcentral.com/articles/10.1186/s40249-020-00650-1#auth-1" xlink:type="simple">Xu Qian</text:a></text:span><text:span text:style-name="T1">, </text:span><text:span text:style-name="T1"><text:a xlink:href="https://idpjournal.biomedcentral.com/articles/10.1186/s40249-020-00650-1#auth-2" xlink:type="simple">Ran Ren</text:a></text:span><text:span text:style-name="T1"><text:a xlink:href="https://idpjournal.biomedcentral.com/articles/10.1186/s40249-020-00650-1#auth-2" xlink:type="simple">Ran Ren</text:a></text:span><text:span text:style-name="T1">, </text:span><text:span text:style-name="T1"><text:a xlink:href="https://idpjournal.biomedcentral.com/articles/10.1186/s40249-020-00650-1#auth-3" xlink:type="simple">Youfa Wang</text:a></text:span><text:span text:style-name="T1">,  </text:span><text:span text:style-name="T1"><text:a xlink:href="https://idpjournal.biomedcentral.com/articles/10.1186/s40249-020-00650-1#auth-4" xlink:type="simple">Yan Guo</text:a></text:span><text:span text:style-name="T1">, </text:span><text:span text:style-name="T1"><text:a xlink:href="https://idpjournal.biomedcentral.com/articles/10.1186/s40249-020-00650-1#auth-5" xlink:type="simple">Jing Fang</text:a></text:span><text:span text:style-name="T1">, </text:span><text:span text:style-name="T1"><text:a xlink:href="https://idpjournal.biomedcentral.com/articles/10.1186/s40249-020-00650-1#auth-6" xlink:type="simple">Zhong-Dao Wu</text:a></text:span><text:span text:style-name="T1">, </text:span><text:span text:style-name="T1"><text:a xlink:href="https://idpjournal.biomedcentral.com/articles/10.1186/s40249-020-00650-1#auth-7" xlink:type="simple">Pei-Long Liu</text:a></text:span><text:span text:style-name="T1">, </text:span><text:span text:style-name="T1"><text:a xlink:href="https://idpjournal.biomedcentral.com/articles/10.1186/s40249-020-00650-1#auth-8" xlink:type="simple">Tie-Ru Han</text:a></text:span></text:p>
          </table:table-cell>
          <table:table-cell table:style-name="ce2" office:value-type="string" calcext:value-type="string">
            <text:p>Fighting against the common enemy of COVID-19: a practice of building a community with a shared future for mankind</text:p>
          </table:table-cell>
          <table:table-cell table:style-name="ce2" office:value-type="string" calcext:value-type="string">
            <text:p><text:a xlink:href="https://idpjournal.biomedcentral.com/" xlink:type="simple">Infectious Diseases of Poverty</text:a></text:p>
          </table:table-cell>
          <table:table-cell table:style-name="ce2" office:value-type="string" calcext:value-type="string">
            <text:p>The outbreak of coronavirus disease 2019 (COVID-19) has caused more than 80 813 confirmed cases in all provinces of China, and 21 110 cases reported in 93 countries of six continents as of 7 March 2020 since middle December 2019. Due to biological nature of the novel coronavirus, named severe acute respiratory syndrome coronavirus 2 (SARS-CoV-2) with faster spreading and unknown transmission pattern, it makes us in a difficulty position to contain the disease transmission globally. To date, we have found it is one of the greatest challenges to human beings in fighting against COVID-19 in the history, because SARS-CoV-2 is different from SARS-CoV and MERS-CoV in terms of biological features and transmissibility, and also found the containment strategies including the non-pharmaceutical public health measures implemented in China are effective and successful. In order to prevent a potential pandemic-level outbreak of COVID-19, we, as a community of shared future for mankind, recommend for all international leaders to support preparedness in low and middle income countries especially, take strong global interventions by using old approaches or new tools, mobilize global resources to equip hospital facilities and supplies to protect noisome infections and to provide personal protective tools such as facemask to general population, and quickly initiate research projects on drug and vaccine development. We also recommend for the international community to develop better coordination, cooperation, and strong solidarity in the joint efforts of fighting against COVID-19 spreading recommended by the joint mission report of the WHO-China experts, against violating the International Health Regulation (WHO, 2005), and against stigmatization, in order to eventually win the battle against our common enemy — COVID-19.</text:p>
          </table:table-cell>
          <table:table-cell table:number-columns-repeated="2" office:value-type="string" calcext:value-type="string">
            <text:p>NA</text:p>
          </table:table-cell>
          <table:table-cell office:value-type="string" calcext:value-type="string">
            <text:p>https://idpjournal.biomedcentral.com/articles/10.1186/s40249-020-00650-1</text:p>
          </table:table-cell>
          <table:table-cell table:style-name="ce3" office:value-type="string" calcext:value-type="string">
            <text:p>9, Article number: 34 (2020) </text:p>
          </table:table-cell>
          <table:table-cell table:style-name="Default"/>
          <table:table-cell table:number-columns-repeated="1014"/>
        </table:table-row>
        <table:table-row table:style-name="ro4">
          <table:table-cell office:value-type="float" office:value="1" calcext:value-type="float">
            <text:p>1</text:p>
          </table:table-cell>
          <table:table-cell table:style-name="ce2" office:value-type="string" calcext:value-type="string">
            <text:p><text:a xlink:href="https://www.ncbi.nlm.nih.gov/pubmed/?term=Nicola%20M%5BAuthor%5D&amp;cauthor=true&amp;cauthor_uid=32305533" xlink:type="simple">Maria Nicola</text:a>, <text:a xlink:href="https://www.ncbi.nlm.nih.gov/pubmed/?term=Alsafi%20Z%5BAuthor%5D&amp;cauthor=true&amp;cauthor_uid=32305533" xlink:type="simple">Zaid Alsafi</text:a>, <text:a xlink:href="https://www.ncbi.nlm.nih.gov/pubmed/?term=Sohrabi%20C%5BAuthor%5D&amp;cauthor=true&amp;cauthor_uid=32305533" xlink:type="simple">Catrin Sohrabi</text:a>, <text:a xlink:href="https://www.ncbi.nlm.nih.gov/pubmed/?term=Kerwan%20A%5BAuthor%5D&amp;cauthor=true&amp;cauthor_uid=32305533" xlink:type="simple">Ahmed Kerwan</text:a>, <text:a xlink:href="https://www.ncbi.nlm.nih.gov/pubmed/?term=Al-Jabir%20A%5BAuthor%5D&amp;cauthor=true&amp;cauthor_uid=32305533" xlink:type="simple">Ahmed Al-Jabir</text:a>, <text:a xlink:href="https://www.ncbi.nlm.nih.gov/pubmed/?term=Iosifidis%20C%5BAuthor%5D&amp;cauthor=true&amp;cauthor_uid=32305533" xlink:type="simple">Christos Iosifidis</text:a>, <text:a xlink:href="https://www.ncbi.nlm.nih.gov/pubmed/?term=Agha%20M%5BAuthor%5D&amp;cauthor=true&amp;cauthor_uid=32305533" xlink:type="simple">Maliha Agha</text:a>, <text:a xlink:href="https://www.ncbi.nlm.nih.gov/pubmed/?term=Agha%20R%5BAuthor%5D&amp;cauthor=true&amp;cauthor_uid=32305533" xlink:type="simple">Riaz Agha</text:a></text:p>
          </table:table-cell>
          <table:table-cell table:style-name="ce2" office:value-type="string" calcext:value-type="string">
            <text:p>The socio-economic implications of the coronavirus pandemic (COVID-19): A review</text:p>
          </table:table-cell>
          <table:table-cell table:style-name="ce2" office:value-type="string" calcext:value-type="string">
            <text:p>International Journal of Surgery</text:p>
          </table:table-cell>
          <table:table-cell table:style-name="ce2" office:value-type="string" calcext:value-type="string">
            <text:p>The COVID-19 pandemic has resulted in over 4.3 million confirmed cases and over 290,000 deaths globally. It has also sparked fears of an impending economic crisis and recession. Social distancing, self-isolation and travel restrictions have lead to a reduced workforce across all economic sectors and caused many jobs to be lost. Schools have closed down, and the need for commodities and manufactured products has decreased. In contrast, the need for medical supplies has significantly increased. The food sector is also facing increased demand due to panic-buying and stockpiling of food products. In response to this global outbreak, we summarise the socio-economic effects of COVID-19 on individual aspects of the world economy.</text:p>
          </table:table-cell>
          <table:table-cell table:style-name="ce2" office:value-type="string" calcext:value-type="string">
            <text:p>A broad socioeconomic development plan including sector by sector plans and an ecosystem that encourages entrepreneurship is also needed so that those with robust and sustainable business models can flourish. We summarise the socio-economic effects of COVID-19 on individual aspects of the world economy</text:p>
          </table:table-cell>
          <table:table-cell/>
          <table:table-cell office:value-type="string" calcext:value-type="string">
            <text:p>https://www.ncbi.nlm.nih.gov/pmc/articles/PMC7162753/</text:p>
          </table:table-cell>
          <table:table-cell table:style-name="ce2" office:value-type="string" calcext:value-type="string">
            <text:p>2020 Jun; 78: 185–193. </text:p>
          </table:table-cell>
          <table:table-cell table:style-name="Default"/>
          <table:table-cell table:number-columns-repeated="1014"/>
        </table:table-row>
        <table:table-row table:style-name="ro5">
          <table:table-cell office:value-type="float" office:value="2" calcext:value-type="float">
            <text:p>2</text:p>
          </table:table-cell>
          <table:table-cell table:style-name="ce2" office:value-type="string" calcext:value-type="string">
            <text:p>Jay J. Van Bavel, Katherine Baicker, <text:s/>Paulo S. Boggio, et al</text:p>
          </table:table-cell>
          <table:table-cell table:style-name="ce2" office:value-type="string" calcext:value-type="string">
            <text:p>Using social and behavioural science to support COVID-19 pandemic response</text:p>
          </table:table-cell>
          <table:table-cell table:style-name="ce2" office:value-type="string" calcext:value-type="string">
            <text:p>NATURE HUMAN BEHAVIOUR</text:p>
          </table:table-cell>
          <table:table-cell table:style-name="ce2" office:value-type="string" calcext:value-type="string">
            <text:p>The COVID-19 pandemic represents a massive global health crisis. Because the crisis requires large-scale behaviour change and places significant psychological burdens on individuals, insights from the social and behavioural sciences can be used to help align human behaviour with the recommendations of epidemiologists and public health experts. Here we discuss evi-dence from a selection of research topics relevant to pandemics, including work on navigating threats, social and cultural influ-ences on behaviour, science communication, moral decision-making, leadership, and stress and coping. In each section, we note the nature and quality of prior research, including uncertainty and unsettled issues. We identify several insights for effective response to the COVID-19 pandemic and highlight important gaps researchers should move quickly to fill in the coming weeks and months.</text:p>
          </table:table-cell>
          <table:table-cell table:style-name="ce2" office:value-type="string" calcext:value-type="string">
            <text:p>We identify several insights for effective response to the COVID-19 pandemic and highlight important gaps researchers should move quickly to fill in the coming weeks and months.</text:p>
          </table:table-cell>
          <table:table-cell/>
          <table:table-cell office:value-type="string" calcext:value-type="string">
            <text:p>https://www.nature.com/articles/s41562-020-0884-z.pdf</text:p>
          </table:table-cell>
          <table:table-cell table:style-name="ce2" office:value-type="string" calcext:value-type="string">
            <text:p>VOL 4, MAY 2020</text:p>
          </table:table-cell>
          <table:table-cell table:style-name="Default"/>
          <table:table-cell table:number-columns-repeated="1014"/>
        </table:table-row>
        <table:table-row table:style-name="ro6">
          <table:table-cell office:value-type="float" office:value="2" calcext:value-type="float">
            <text:p>2</text:p>
          </table:table-cell>
          <table:table-cell table:style-name="ce2" office:value-type="string" calcext:value-type="string">
            <text:p>Lisa A. Eaton; Seth C. Kalichman</text:p>
          </table:table-cell>
          <table:table-cell table:style-name="ce2" office:value-type="string" calcext:value-type="string">
            <text:p>Social and behavioral health responses to COVID-19: lessons learned from four decades of an HIV pandemic</text:p>
          </table:table-cell>
          <table:table-cell table:style-name="ce2" office:value-type="string" calcext:value-type="string">
            <text:p><text:a xlink:href="https://link.springer.com/journal/10865" xlink:type="simple">Journal of Behavioral Medicine</text:a></text:p>
          </table:table-cell>
          <table:table-cell table:style-name="ce2" office:value-type="string" calcext:value-type="string">
            <text:p>Our public health approaches to addressing COVID-19 are heavily dependent on social and behavioral change strategies to halt transmissions. To date, biomedical forms of curative and preventative treatments for COVID-19 are at best limited. Four decades into the HIV epidemic we have learned a considerable amount of information regarding social and behavioral approaches to addressing disease transmission. Here we outline broad, scoping lessons learned from the HIV literature tailored to the nature of what we currently know about COVID-19. We focus on multiple levels of intervention including intrapersonal, interpersonal, community, and social factors, each of which provide a reference point for understanding and elaborating on social/behavioral lessons learned from HIV prevention and treatment research. The investments in HIV prevention and treatment research far outweigh any infectious disease in the history of public health, that is, until now with the emergence of COVID-19.</text:p>
          </table:table-cell>
          <table:table-cell table:style-name="ce2" office:value-type="string" calcext:value-type="string">
            <text:p>Here we outline broad, scoping lessons learned from the HIV epidemic tailored to the nature of what we currently know about COVID-19. As a unifying framework, we posit that the Social Ecological Model of Health (Hanson et al., <text:a xlink:href="https://link.springer.com/article/10.1007/s10865-020-00157-y#ref-CR24" xlink:type="simple">2005</text:a>) may prove useful as it attends to levels of intervention that may serve to frame responses to COVID-19. The model has multiple foci, including intrapersonal, interpersonal, community, and social factors, each of which provide a reference point for understanding and elaborating on social/behavioral lessons learned from HIV prevention and treatment research.</text:p>
          </table:table-cell>
          <table:table-cell/>
          <table:table-cell office:value-type="string" calcext:value-type="string">
            <text:p>https://link.springer.com/article/10.1007/s10865-020-00157-y</text:p>
          </table:table-cell>
          <table:table-cell table:style-name="ce3" office:value-type="string" calcext:value-type="string">
            <text:p> 43, pages341–345(2020)<text:a xlink:href="https://link.springer.com/article/10.1007/s10865-020-00157-y#citeas" xlink:type="simple"> </text:a></text:p>
          </table:table-cell>
          <table:table-cell table:style-name="Default"/>
          <table:table-cell table:number-columns-repeated="1014"/>
        </table:table-row>
        <table:table-row table:style-name="ro7">
          <table:table-cell office:value-type="float" office:value="2" calcext:value-type="float">
            <text:p>2</text:p>
          </table:table-cell>
          <table:table-cell table:style-name="ce2"/>
          <table:table-cell table:number-columns-repeated="2"/>
          <table:table-cell table:style-name="ce2" office:value-type="string" calcext:value-type="string">
            <text:p>With our existing healthcare infrastructure we are currently unable to clinically manage the onslaught of coronavirus disease 2019 (COVID-19). Existing vaccine development platforms have rendered an 18-month optimistic timeframe for broad-reaching biomedical approaches to prevention (Coreil, <text:a xlink:href="https://link.springer.com/article/10.1007/s10865-020-00157-y#ref-CR12" xlink:type="simple">2013</text:a>). Avenues for prevention and treatment outside of an effective vaccine will, therefore, invariably rely on changing social/behavioral patterns (e.g., physical distancing and self-isolation) for containing the spread of disease. The extent to which public health response must rely on behavioral and social factors for disease prevention varies greatly depending on disease transmission factors (e.g., mode of disease transmission, rapid travel and trade patterns, economic and health care infrastructure stability). Unfortunately, COVID-19, has presented itself as a formidable agent posing multiple unique challenges. As a novel virus with no residual immunity from prior exposure, herd immunity can’t be relied upon to halt social networks of disease transmission. COVID-19 is highly contagious, with multiple transmissions occurring per one contagious person (reproduction rate) during the early stage of outbreak—a relatively elevated rate compared with many other infectious diseases (Zhang et al., <text:a xlink:href="https://link.springer.com/article/10.1007/s10865-020-00157-y#ref-CR61" xlink:type="simple">2020</text:a>). COVID-19 infections initially present with symptoms that are mostly indistinguishable from other viral diseases, stalling early detection. Furthermore, with no curative option, treatment is focused on symptom management.</text:p>
          </table:table-cell>
          <table:table-cell table:number-columns-repeated="4"/>
          <table:table-cell table:style-name="Default"/>
          <table:table-cell table:number-columns-repeated="1014"/>
        </table:table-row>
        <table:table-row table:style-name="ro8">
          <table:table-cell office:value-type="float" office:value="3" calcext:value-type="float">
            <text:p>3</text:p>
          </table:table-cell>
          <table:table-cell table:style-name="ce2"/>
          <table:table-cell table:number-columns-repeated="2"/>
          <table:table-cell table:style-name="ce2" office:value-type="string" calcext:value-type="string">
            <text:p>The current state of COVID-19 disease transmission has left our public health approaches to be heavily dependent on social and behavioral change strategies to halt transmissions. Although different from the social and behavioral dynamics of transmission and pathogenesis, HIV infection offers lessons learned for those who are embarking on this area of research for preventing the spread of COVID-19. Almost 40 years after the first cases of AIDS were identified in the US, and with still no effective vaccine, we have learned a considerable amount about the reliance on social and behavioral approaches to slowing infectious disease. The investments in HIV prevention and treatment research far outweigh any infectious disease in the history of public health, that is, until now with the emergence of COVID-19. Here we outline broad, scoping lessons learned from the HIV epidemic tailored to the nature of what we currently know about COVID-19. As a unifying framework, we posit that the Social Ecological Model of Health (Hanson et al., <text:a xlink:href="https://link.springer.com/article/10.1007/s10865-020-00157-y#ref-CR24" xlink:type="simple">2005</text:a>) may prove useful as it attends to levels of intervention that may serve to frame responses to COVID-19. The model has multiple foci, including intrapersonal, interpersonal, community, and social factors, each of which provide a reference point for understanding and elaborating on social/behavioral lessons learned from HIV prevention and treatment research.</text:p>
          </table:table-cell>
          <table:table-cell table:number-columns-repeated="4"/>
          <table:table-cell table:style-name="Default"/>
          <table:table-cell table:number-columns-repeated="1014"/>
        </table:table-row>
        <table:table-row table:style-name="ro4">
          <table:table-cell office:value-type="float" office:value="3" calcext:value-type="float">
            <text:p>3</text:p>
          </table:table-cell>
          <table:table-cell table:style-name="ce2" office:value-type="string" calcext:value-type="string">
            <text:p>Anirban Ghataka, Ranraj Singhb</text:p>
          </table:table-cell>
          <table:table-cell table:style-name="ce2" office:value-type="string" calcext:value-type="string">
            <text:p>COVID-19 in India: Policy Suggestions using Epidemiological Modeling</text:p>
          </table:table-cell>
          <table:table-cell office:value-type="string" calcext:value-type="string">
            <text:p>Research; COVID-19 Research; IIMV</text:p>
          </table:table-cell>
          <table:table-cell table:style-name="ce2" office:value-type="string" calcext:value-type="string">
            <text:p>In this policy paper, we implement a compartment based epidemiological model that incorporates control measures such as Lockdown and Social Distancing for the top fifteen most affected states in India using data upto 3rd May, 2020. We estimate the time varying effects of these control measures on the transmission rate of Covid-19 directly from the data. We predict the disease progression using the eSIR model for nine scenarios with different possible dates of lockdown relaxation followed by different levels of social distancing guidelines adopted post lockdown. Using the results of the simulations, we propose possible exit strategies for each state depending on factors such as the fraction of the population that will be infected at the peak and the hospital bed capacity.</text:p>
          </table:table-cell>
          <table:table-cell table:style-name="ce2" office:value-type="string" calcext:value-type="string">
            <text:p>Using the results of the simulations, we propose possible exit strategies for each state depending on factors such as the fraction of the population that will be infected at the peak and the hospital bed capacity.</text:p>
          </table:table-cell>
          <table:table-cell office:value-type="string" calcext:value-type="string">
            <text:p>Proposal</text:p>
          </table:table-cell>
          <table:table-cell office:value-type="string" calcext:value-type="string">
            <text:p>https://www.iimv.ac.in/research/covid-19-research</text:p>
          </table:table-cell>
          <table:table-cell office:value-type="string" calcext:value-type="string">
            <text:p>Online</text:p>
          </table:table-cell>
          <table:table-cell table:style-name="Default"/>
          <table:table-cell table:number-columns-repeated="1014"/>
        </table:table-row>
        <table:table-row table:style-name="ro1">
          <table:table-cell/>
          <table:table-cell table:style-name="ce2"/>
          <table:table-cell table:number-columns-repeated="7"/>
          <table:table-cell table:style-name="Default"/>
          <table:table-cell table:number-columns-repeated="1014"/>
        </table:table-row>
        <table:table-row table:style-name="ro1">
          <table:table-cell table:number-columns-repeated="9"/>
          <table:table-cell table:style-name="Default"/>
          <table:table-cell table:number-columns-repeated="1014"/>
        </table:table-row>
        <table:table-row table:style-name="ro1" table:number-rows-repeated="1048564">
          <table:table-cell table:number-columns-repeated="1024"/>
        </table:table-row>
        <table:table-row table:style-name="ro1">
          <table:table-cell table:number-columns-repeated="1024"/>
        </table:table-row>
      </table:table>
      <table:table table:name="Sheet2" table:style-name="ta1">
        <table:table-column table:style-name="co2" table:default-cell-style-name="Default"/>
        <table:table-column table:style-name="co2" table:default-cell-style-name="ce2"/>
        <table:table-row table:style-name="ro9">
          <table:table-cell office:value-type="string" calcext:value-type="string">
            <text:p>Title </text:p>
          </table:table-cell>
          <table:table-cell office:value-type="string" calcext:value-type="string">
            <text:p>social response to covid 19 articles pdf</text:p>
          </table:table-cell>
        </table:table-row>
        <table:table-row table:style-name="ro10">
          <table:table-cell office:value-type="float" office:value="1" calcext:value-type="float">
            <text:p>1</text:p>
          </table:table-cell>
          <table:table-cell office:value-type="string" calcext:value-type="string">
            <text:p>About 47,80,00,000 results (0.62 seconds)</text:p>
          </table:table-cell>
        </table:table-row>
        <table:table-row table:style-name="ro11">
          <table:table-cell office:value-type="float" office:value="2" calcext:value-type="float">
            <text:p>2</text:p>
          </table:table-cell>
          <table:table-cell office:value-type="string" calcext:value-type="string">
            <text:p>Page 2 of about 47,80,00,000 results (0.42 seconds) </text:p>
          </table:table-cell>
        </table:table-row>
        <table:table-row table:style-name="ro11">
          <table:table-cell office:value-type="float" office:value="3" calcext:value-type="float">
            <text:p>3</text:p>
          </table:table-cell>
          <table:table-cell office:value-type="string" calcext:value-type="string">
            <text:p>Page 3 of about 47,80,00,000 results (0.39 seconds)</text:p>
          </table:table-cell>
        </table:table-row>
      </table:table>
      <table:table table:name="News" table:style-name="ta1">
        <table:table-column table:style-name="co2" table:number-columns-repeated="2" table:default-cell-style-name="Default"/>
        <table:table-row table:style-name="ro1">
          <table:table-cell table:number-columns-repeated="2"/>
        </table:table-row>
        <table:table-row table:style-name="ro1">
          <table:table-cell/>
          <table:table-cell table:style-name="ce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6T16:55:16.370652250</meta:creation-date>
    <dc:date>2020-06-26T17:31:57.794313897</dc:date>
    <meta:editing-duration>PT16M2S</meta:editing-duration>
    <meta:editing-cycles>3</meta:editing-cycles>
    <meta:generator>LibreOffice/6.0.7.3$Linux_X86_64 LibreOffice_project/00m0$Build-3</meta:generator>
    <meta:document-statistic meta:table-count="3" meta:cell-count="71" meta:object-count="0"/>
  </office:meta>
</office:document-meta>
</file>